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DBx2</text:p>
          </table:table-cell>
          <table:table-cell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4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b.d f4,f1,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2,f1,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,f4,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,v5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4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x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4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.d f4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2,f1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d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,f4,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i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j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7:57:44.517377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05:46.776173786</meta:creation-date>
    <dc:date>2019-02-20T16:24:44.616083353</dc:date>
    <meta:editing-duration>PT38M33S</meta:editing-duration>
    <meta:editing-cycles>10</meta:editing-cycles>
    <meta:generator>LibreOffice/6.0.7.3$Linux_X86_64 LibreOffice_project/00m0$Build-3</meta:generator>
    <meta:document-statistic meta:table-count="1" meta:cell-count="151" meta:object-count="0"/>
  </office:meta>
</office:document-meta>
</file>